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paragraph-properties fo:text-align="center" style:justify-single-word="false"/>
    </style:style>
    <style:style style:name="P16" style:family="paragraph" style:parent-style-name="Standard_20__28_user_29_">
      <style:paragraph-properties fo:margin-top="0cm" fo:margin-bottom="0.282cm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paragraph-properties fo:margin-top="0cm" fo:margin-bottom="0.282cm" loext:contextual-spacing="false" fo:line-height="150%"/>
      <style:text-properties fo:font-size="14pt" officeooo:rsid="0009c17c" officeooo:paragraph-rsid="0009c17c" style:font-size-asian="14pt" style:font-size-complex="14pt"/>
    </style:style>
    <style:style style:name="P19" style:family="paragraph" style:parent-style-name="Standard">
      <style:paragraph-properties fo:line-height="105%" style:vertical-align="baseline"/>
      <style:text-properties style:font-name="Times New Roman" fo:font-size="14pt" officeooo:rsid="0009c17c" officeooo:paragraph-rsid="0009c17c" style:letter-kerning="true" style:font-name-asian="SimSun" style:font-size-asian="14pt" style:language-asian="en" style:country-asian="US" style:font-name-complex="Times New Roman1" style:font-size-complex="14pt"/>
    </style:style>
    <style:style style:name="P20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1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4pt" officeooo:rsid="0009c17c" officeooo:paragraph-rsid="0009c17c" style:letter-kerning="true" style:font-name-asian="Times New Roman1" style:font-size-asian="14pt" style:font-name-complex="Times New Roman1" style:font-size-complex="14pt"/>
    </style:style>
    <style:style style:name="P23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2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9c17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9c17c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ac18e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officeooo:rsid="000ac18e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officeooo:rsid="000ac18e"/>
    </style:style>
    <style:style style:name="T1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14"/>
      <text:p text:style-name="P14"/>
      <text:p text:style-name="P15"><text:span text:style-name="T3">Лабораторная работа №</text:span><text:span text:style-name="T4">1</text:span><text:span text:style-name="T3"> по курсу</text:span></text:p>
      <text:p text:style-name="P11">«Операционные системы»</text:p>
      <text:p text:style-name="P11"/>
      <text:p text:style-name="P15"/>
      <text:p text:style-name="P13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5">Студент: </text:span><text:span text:style-name="T9">Чубуков Андрей Владимирович</text:span></text:p>
      <text:p text:style-name="P6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</text:span><text:span text:style-name="T7">1</text:span></text:p>
      <text:p text:style-name="P6"><text:span text:style-name="T5">Вариант: </text:span><text:span text:style-name="T6">12</text:span></text:p>
      <text:p text:style-name="P2"><text:span text:style-name="T5">Преподаватель:</text:span><text:span text:style-name="T9">Соколов Андрей Алексеевич</text:span>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<text:span text:style-name="T10">2</text:span></text:p>
      <text:p text:style-name="P12"><text:soft-page-break/>Содержание</text:p>
      <text:list xml:id="list251105997" text:style-name="WWNum12">
        <text:list-item text:start-value="1">
          <text:p text:style-name="P23">Репозиторий</text:p>
        </text:list-item>
        <text:list-item text:style-override="WWNum13">
          <text:p text:style-name="P24">Постановка задачи</text:p>
        </text:list-item>
        <text:list-item text:style-override="WWNum17">
          <text:p text:style-name="P25">Демонстрация работы программы</text:p>
        </text:list-item>
        <text:list-item text:style-override="WWNum18">
          <text:p text:style-name="P26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Репозиторий</text:p>
      <text:p text:style-name="Standard_20__28_user_29_"><text:span text:style-name="Internet_20_link"><text:span text:style-name="T2">https://github.com/Mrak0bEss/OS/tree/main/lab1/doc</text:span></text:span></text:p>
      <text:p text:style-name="P8"/>
      <text:p text:style-name="P12">Постановка задачи</text:p>
      <text:h text:style-name="P20" text:outline-level="2">Цель работы</text:h>
      <text:p text:style-name="P19">Приобретение практических навыков работы с утилитой strace.</text:p>
      <text:h text:style-name="P21" text:outline-level="2">Задание</text:h>
      <text:p text:style-name="P22">Продемонстрировать работы утилиты strace на примере лабораторной работы №4.</text:p>
      <text:p text:style-name="P10"/>
      <text:p text:style-name="P12">Демонстрация работы программы</text:p>
      <text:p text:style-name="P5"><text:span text:style-name="symbol0_5f_bash">andrey@andrey-HP:~/OS$ strace ./l4</text:span></text:p>
      <text:p text:style-name="P5"><text:span text:style-name="symbol0_5f_bash">execve("./l4", ["./l4"], 0x7fff349bfaa0 /* 47 vars */) = 0</text:span></text:p>
      <text:p text:style-name="P5"><text:span text:style-name="symbol0_5f_bash">brk(NULL) <text:s text:c="30"/>= 0x55fe7dadd000</text:span></text:p>
      <text:p text:style-name="P5"><text:span text:style-name="symbol0_5f_bash">arch_prctl(0x3001 /* ARCH_??? */, 0x7ffe690782d0) = -1 EINVAL (Недопустимый аргумент)</text:span></text:p>
      <text:p text:style-name="P5"><text:span text:style-name="symbol0_5f_bash">access("/etc/ld.so.preload", R_OK) <text:s text:c="5"/>= -1 ENOENT (Нет такого файла или каталога)</text:span></text:p>
      <text:p text:style-name="P5"><text:span text:style-name="symbol0_5f_bash">openat(AT_FDCWD, "/etc/ld.so.cache", O_RDONLY|O_CLOEXEC) = 3</text:span></text:p>
      <text:p text:style-name="P5"><text:span text:style-name="symbol0_5f_bash">fstat(3, {st_mode=S_IFREG|0644, st_size=81936, ...}) = 0</text:span></text:p>
      <text:p text:style-name="P5"><text:span text:style-name="symbol0_5f_bash">mmap(NULL, 81936, PROT_READ, MAP_PRIVATE, 3, 0) = 0x7f11cc764000</text:span></text:p>
      <text:p text:style-name="P5"><text:span text:style-name="symbol0_5f_bash">close(3) <text:s text:c="31"/>= 0</text:span></text:p>
      <text:p text:style-name="P5"><text:span text:style-name="symbol0_5f_bash">openat(AT_FDCWD, "/lib/x86_64-linux-gnu/libc.so.6", O_RDONLY|O_CLOEXEC) = 3</text:span></text:p>
      <text:p text:style-name="P5"><text:span text:style-name="symbol0_5f_bash">read(3, "\177ELF\2\1\1\3\0\0\0\0\0\0\0\0\3\0&gt;\0\1\0\0\0\300A\2\0\0\0\0\0"..., 832) = 832</text:span></text:p>
      <text:p text:style-name="P5"><text:span text:style-name="symbol0_5f_bash">pread64(3, "\6\0\0\0\4\0\0\0@\0\0\0\0\0\0\0@\0\0\0\0\0\0\0@\0\0\0\0\0\0\0"..., 784, 64) = 784</text:span></text:p>
      <text:p text:style-name="P5"><text:span text:style-name="symbol0_5f_bash">pread64(3, "\4\0\0\0\20\0\0\0\5\0\0\0GNU\0\2\0\0\300\4\0\0\0\3\0\0\0\0\0\0\0", 32, 848) = 32</text:span></text:p>
      <text:p text:style-name="P5"><text:span text:style-name="symbol0_5f_bash">pread64(3, "\4\0\0\0\24\0\0\0\3\0\0\0GNU\0\30x\346\264ur\f|Q\226\236i\253-'o"..., 68, 880) = 68</text:span></text:p>
      <text:p text:style-name="P5"><text:span text:style-name="symbol0_5f_bash">fstat(3, {st_mode=S_IFREG|0755, st_size=2029592, ...}) = 0</text:span></text:p>
      <text:p text:style-name="P5"><text:span text:style-name="symbol0_5f_bash">mmap(NULL, 8192, PROT_READ|PROT_WRITE, MAP_PRIVATE|MAP_ANONYMOUS, -1, 0) = 0x7f11cc762000</text:span></text:p>
      <text:p text:style-name="P5"><text:span text:style-name="symbol0_5f_bash">pread64(3, "\6\0\0\0\4\0\0\0@\0\0\0\0\0\0\0@\0\0\0\0\0\0\0@\0\0\0\0\0\0\0"..., 784, 64) = 784</text:span></text:p>
      <text:p text:style-name="P5"><text:span text:style-name="symbol0_5f_bash">pread64(3, "\4\0\0\0\20\0\0\0\5\0\0\0GNU\0\2\0\0\300\4\0\0\0\3\0\0\0\0\0\0\0", 32, 848) = 32</text:span></text:p>
      <text:p text:style-name="P5"><text:span text:style-name="symbol0_5f_bash">pread64(3, "\4\0\0\0\24\0\0\0\3\0\0\0GNU\0\30x\346\264ur\f|Q\226\236i\253-'o"..., 68, 880) = 68</text:span></text:p>
      <text:p text:style-name="P5"><text:span text:style-name="symbol0_5f_bash">mmap(NULL, 2037344, PROT_READ, MAP_PRIVATE|MAP_DENYWRITE, 3, 0) = 0x7f11cc570000</text:span></text:p>
      <text:p text:style-name="P5"><text:span text:style-name="symbol0_5f_bash">mmap(0x7f11cc592000, 1540096, PROT_READ|PROT_EXEC, MAP_PRIVATE|MAP_FIXED|MAP_DENYWRITE, 3, 0x22000) = 0x7f11cc592000</text:span></text:p>
      <text:p text:style-name="P5"><text:span text:style-name="symbol0_5f_bash">mmap(0x7f11cc70a000, 319488, PROT_READ, MAP_PRIVATE|MAP_FIXED|MAP_DENYWRITE, 3, 0x19a000) = 0x7f11cc70a000</text:span></text:p>
      <text:p text:style-name="P5"><text:span text:style-name="symbol0_5f_bash">mmap(0x7f11cc758000, 24576, PROT_READ|PROT_WRITE, MAP_PRIVATE|MAP_FIXED|MAP_DENYWRITE, 3, 0x1e7000) = 0x7f11cc758000</text:span></text:p>
      <text:p text:style-name="P5"><text:span text:style-name="symbol0_5f_bash">mmap(0x7f11cc75e000, 13920, PROT_READ|PROT_WRITE, MAP_PRIVATE|MAP_FIXED|MAP_ANONYMOUS, -1, 0) = 0x7f11cc75e000</text:span></text:p>
      <text:p text:style-name="P5"><text:span text:style-name="symbol0_5f_bash">close(3) <text:s text:c="31"/>= 0</text:span></text:p>
      <text:p text:style-name="P5"><text:span text:style-name="symbol0_5f_bash">arch_prctl(ARCH_SET_FS, 0x7f11cc763540) = 0</text:span></text:p>
      <text:p text:style-name="P5"><text:span text:style-name="symbol0_5f_bash">mprotect(0x7f11cc758000, 16384, PROT_READ) = 0</text:span></text:p>
      <text:p text:style-name="P5"><text:span text:style-name="symbol0_5f_bash">mprotect(0x55fe7cc30000, 4096, PROT_READ) = 0</text:span></text:p>
      <text:p text:style-name="P5"><text:span text:style-name="symbol0_5f_bash">mprotect(0x7f11cc7a6000, 4096, PROT_READ) = 0</text:span></text:p>
      <text:p text:style-name="P5"><text:span text:style-name="symbol0_5f_bash">munmap(0x7f11cc764000, 81936) <text:s text:c="10"/>= 0</text:span></text:p>
      <text:p text:style-name="P5"><text:span text:style-name="symbol0_5f_bash">brk(NULL) <text:s text:c="30"/>= 0x55fe7dadd000</text:span></text:p>
      <text:p text:style-name="P5"><text:span text:style-name="symbol0_5f_bash">brk(0x55fe7dafe000) <text:s text:c="20"/>= 0x55fe7dafe000</text:span></text:p>
      <text:p text:style-name="P5"><text:span text:style-name="symbol0_5f_bash">fstat(1, {st_mode=S_IFCHR|0620, st_rdev=makedev(0x88, 0), ...}) = 0</text:span></text:p>
      <text:p text:style-name="P5"><text:span text:style-name="symbol0_5f_bash">fstat(0, {st_mode=S_IFCHR|0620, st_rdev=makedev(0x88, 0), ...}) = 0</text:span></text:p>
      <text:p text:style-name="P5"><text:soft-page-break/><text:span text:style-name="symbol0_5f_bash">write(1, "Insert your full string: ", 25Insert your full string: ) = 25</text:span></text:p>
      <text:p text:style-name="P5"><text:span text:style-name="symbol0_5f_bash">read(0, QWEQWEQW <text:s/>qwe</text:span></text:p>
      <text:p text:style-name="P5"><text:span text:style-name="symbol0_5f_bash">"QWEQWEQW <text:s/>qwe\n", 1024) <text:s text:c="7"/>= 14</text:span></text:p>
      <text:p text:style-name="P5"><text:span text:style-name="symbol0_5f_bash">mmap(NULL, 14, PROT_READ|PROT_WRITE, MAP_SHARED|MAP_ANONYMOUS, 0, 0) = 0x7f11cc7a5000</text:span></text:p>
      <text:p text:style-name="P5"><text:span text:style-name="symbol0_5f_bash">clone(child_stack=NULL, flags=CLONE_CHILD_CLEARTID|CLONE_CHILD_SETTID|SIGCHLD, child_tidptr=0x7f11cc763810) = 14325</text:span></text:p>
      <text:p text:style-name="P5"><text:span text:style-name="symbol0_5f_bash">clone(child_stack=NULL, flags=CLONE_CHILD_CLEARTID|CLONE_CHILD_SETTID|SIGCHLD, child_tidptr=0x7f11cc763810) = 14326</text:span></text:p>
      <text:p text:style-name="P5"><text:span text:style-name="symbol0_5f_bash">wait4(14326, 0x7ffe6907825c, WSTOPPED, NULL) = ? ERESTARTSYS (To be restarted if SA_RESTART is set)</text:span></text:p>
      <text:p text:style-name="P5"><text:span text:style-name="symbol0_5f_bash">--- SIGCHLD {si_signo=SIGCHLD, si_code=CLD_EXITED, si_pid=14325, si_uid=1000, si_status=0, si_utime=0, si_stime=0} ---</text:span></text:p>
      <text:p text:style-name="P5"><text:span text:style-name="symbol0_5f_bash">wait4(14326, [{WIFEXITED(s) &amp;&amp; WEXITSTATUS(s) == 0}], WSTOPPED, NULL) = 14326</text:span></text:p>
      <text:p text:style-name="P5"><text:span text:style-name="symbol0_5f_bash">--- SIGCHLD {si_signo=SIGCHLD, si_code=CLD_EXITED, si_pid=14326, si_uid=1000, si_status=0, si_utime=0, si_stime=0} ---</text:span></text:p>
      <text:p text:style-name="P5"><text:span text:style-name="symbol0_5f_bash">write(1, "qweqweqw qwe\n", 13qweqweqw qwe</text:span></text:p>
      <text:p text:style-name="P5"><text:span text:style-name="symbol0_5f_bash">) <text:s text:c="9"/>= 13</text:span></text:p>
      <text:p text:style-name="P5"><text:span text:style-name="symbol0_5f_bash">munmap(0x7f11cc7a5000, 1) <text:s text:c="14"/>= 0</text:span></text:p>
      <text:p text:style-name="P5"><text:span text:style-name="symbol0_5f_bash">exit_group(0) <text:s text:c="26"/>= ?</text:span></text:p>
      <text:p text:style-name="P5"><text:span text:style-name="symbol0_5f_bash">+++ exited with 0 +++</text:span></text:p>
      <text:p text:style-name="P17">Выводы</text:p>
      <text:p text:style-name="P16"/>
      <text:p text:style-name="P18">Проделав работу, я приобрел практические навыки, необходимые для работы с утилитой strace, а также повторил виды системных вызов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4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4T01:53:47.226012438</dc:date>
    <meta:editing-cycles>9</meta:editing-cycles>
    <meta:editing-duration>PT25M3S</meta:editing-duration>
    <meta:generator>LibreOffice/6.4.7.2$Linux_X86_64 LibreOffice_project/40$Build-2</meta:generator>
    <meta:document-statistic meta:table-count="0" meta:image-count="0" meta:object-count="0" meta:page-count="4" meta:paragraph-count="79" meta:word-count="407" meta:character-count="4356" meta:non-whitespace-character-count="381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